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2">
      <style:text-properties fo:font-size="14pt" officeooo:rsid="001e2c22" officeooo:paragraph-rsid="001e2c22" style:font-size-asian="14pt" style:font-size-complex="14pt"/>
    </style:style>
    <style:style style:name="P2" style:family="paragraph" style:parent-style-name="Preformatted_20_Text">
      <style:paragraph-properties fo:margin-top="0in" fo:margin-bottom="0.1965in" loext:contextual-spacing="false"/>
    </style:style>
    <style:style style:name="P3" style:family="paragraph" style:parent-style-name="Standard">
      <style:text-properties fo:color="#ce181e" fo:font-size="14pt" officeooo:rsid="001e2c22" officeooo:paragraph-rsid="001e2c22" style:font-size-asian="14pt" style:font-size-complex="14pt"/>
    </style:style>
    <style:style style:name="P4" style:family="paragraph" style:parent-style-name="Standard">
      <style:text-properties fo:color="#ce181e" fo:font-size="12pt" fo:font-weight="bold" officeooo:rsid="0023a457" officeooo:paragraph-rsid="0023a457" style:font-size-asian="12pt" style:font-weight-asian="bold" style:font-size-complex="12pt"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officeooo:rsid="001e2c22" officeooo:paragraph-rsid="001e2c22" style:font-size-asian="14pt" style:font-size-complex="14pt"/>
    </style:style>
    <style:style style:name="P7" style:family="paragraph" style:parent-style-name="Standard">
      <style:text-properties fo:color="#000000" fo:font-size="12pt" fo:font-weight="normal" officeooo:rsid="0023a457" officeooo:paragraph-rsid="0023a457" style:font-size-asian="12pt" style:font-weight-asian="normal" style:font-size-complex="12pt" style:font-weight-complex="normal"/>
    </style:style>
    <style:style style:name="P8" style:family="paragraph" style:parent-style-name="Standard">
      <style:text-properties fo:color="#000000" fo:font-size="12pt" fo:font-weight="normal" officeooo:rsid="00243c46" officeooo:paragraph-rsid="00243c46" style:font-size-asian="12pt" style:font-weight-asian="normal" style:font-size-complex="12pt" style:font-weight-complex="normal"/>
    </style:style>
    <style:style style:name="P9" style:family="paragraph" style:parent-style-name="Standard">
      <style:text-properties fo:color="#000000" fo:font-size="12pt" fo:font-weight="normal" officeooo:rsid="002465c8" officeooo:paragraph-rsid="002465c8" style:font-size-asian="12pt" style:font-weight-asian="normal" style:font-size-complex="12pt" style:font-weight-complex="normal"/>
    </style:style>
    <style:style style:name="P10" style:family="paragraph" style:parent-style-name="Standard">
      <style:text-properties fo:color="#000000" fo:font-size="12pt" fo:font-weight="normal" officeooo:rsid="00261101" officeooo:paragraph-rsid="00261101" style:font-size-asian="12pt" style:font-weight-asian="normal" style:font-size-complex="12pt" style:font-weight-complex="normal"/>
    </style:style>
    <style:style style:name="P11" style:family="paragraph" style:parent-style-name="Text_20_body">
      <style:text-properties officeooo:rsid="00203239" officeooo:paragraph-rsid="00203239"/>
    </style:style>
    <style:style style:name="P12" style:family="paragraph" style:parent-style-name="Preformatted_20_Text">
      <style:text-properties fo:color="#000000" fo:font-size="12pt" fo:font-weight="normal" officeooo:rsid="0023a457" officeooo:paragraph-rsid="0023a457" style:font-size-asian="12pt" style:font-weight-asian="normal" style:font-size-complex="12pt" style:font-weight-complex="normal"/>
    </style:style>
    <style:style style:name="P13" style:family="paragraph" style:parent-style-name="Preformatted_20_Text">
      <style:text-properties officeooo:paragraph-rsid="00243c46"/>
    </style:style>
    <style:style style:name="P14" style:family="paragraph" style:parent-style-name="Preformatted_20_Text">
      <style:text-properties officeooo:rsid="00243c46" officeooo:paragraph-rsid="00243c46"/>
    </style:style>
    <style:style style:name="P15" style:family="paragraph" style:parent-style-name="Preformatted_20_Text">
      <style:text-properties fo:color="#ed1c24" fo:font-weight="bold" officeooo:rsid="002465c8" officeooo:paragraph-rsid="002465c8" style:font-weight-asian="bold" style:font-weight-complex="bold"/>
    </style:style>
    <style:style style:name="P16" style:family="paragraph" style:parent-style-name="Preformatted_20_Text">
      <style:text-properties fo:color="#ed1c24" fo:font-weight="bold" officeooo:rsid="00261101" officeooo:paragraph-rsid="00261101" style:font-weight-asian="bold" style:font-weight-complex="bold"/>
    </style:style>
    <style:style style:name="P17" style:family="paragraph" style:parent-style-name="Preformatted_20_Text">
      <style:text-properties officeooo:rsid="002465c8" officeooo:paragraph-rsid="002465c8"/>
    </style:style>
    <style:style style:name="P18" style:family="paragraph" style:parent-style-name="Preformatted_20_Text">
      <style:text-properties officeooo:paragraph-rsid="002465c8"/>
    </style:style>
    <style:style style:name="P19" style:family="paragraph" style:parent-style-name="Preformatted_20_Text">
      <style:text-properties officeooo:rsid="002465c8" officeooo:paragraph-rsid="002465c8" fo:background-color="#fff200"/>
    </style:style>
    <style:style style:name="P20" style:family="paragraph" style:parent-style-name="Preformatted_20_Text">
      <style:paragraph-properties fo:margin-top="0in" fo:margin-bottom="0.2in" loext:contextual-spacing="true"/>
      <style:text-properties fo:color="#ce181e" fo:font-weight="bold" officeooo:rsid="0021c7a4" officeooo:paragraph-rsid="0021c7a4" style:font-weight-asian="bold" style:font-weight-complex="bold"/>
    </style:style>
    <style:style style:name="P21" style:family="paragraph" style:parent-style-name="Preformatted_20_Text">
      <style:paragraph-properties fo:margin-top="0in" fo:margin-bottom="0.2in" loext:contextual-spacing="true"/>
      <style:text-properties fo:color="#ce181e" fo:font-weight="bold" officeooo:rsid="0021c7a4" officeooo:paragraph-rsid="002285bd" style:font-weight-asian="bold" style:font-weight-complex="bold"/>
    </style:style>
    <style:style style:name="P22" style:family="paragraph" style:parent-style-name="Preformatted_20_Text">
      <style:paragraph-properties fo:margin-top="0in" fo:margin-bottom="0.2in" loext:contextual-spacing="true"/>
      <style:text-properties fo:color="#ce181e" officeooo:rsid="0021c7a4" officeooo:paragraph-rsid="0021c7a4"/>
    </style:style>
    <style:style style:name="P23" style:family="paragraph" style:parent-style-name="Preformatted_20_Text">
      <style:paragraph-properties fo:margin-top="0in" fo:margin-bottom="0.2in" loext:contextual-spacing="true"/>
      <style:text-properties officeooo:rsid="0021c7a4" officeooo:paragraph-rsid="0021c7a4"/>
    </style:style>
    <style:style style:name="P24" style:family="paragraph" style:parent-style-name="Preformatted_20_Text">
      <style:paragraph-properties fo:margin-top="0in" fo:margin-bottom="0.2in" loext:contextual-spacing="true"/>
      <style:text-properties fo:color="#ce181e" fo:font-weight="bold" officeooo:rsid="002285bd" officeooo:paragraph-rsid="002285bd" style:font-weight-asian="bold" style:font-weight-complex="bold"/>
    </style:style>
    <style:style style:name="P25" style:family="paragraph" style:parent-style-name="Preformatted_20_Text">
      <style:paragraph-properties fo:margin-top="0in" fo:margin-bottom="0.2in" loext:contextual-spacing="true"/>
      <style:text-properties fo:color="#ce181e" fo:font-weight="bold" officeooo:rsid="001e2c22" officeooo:paragraph-rsid="0021c7a4" style:font-weight-asian="bold" style:font-weight-complex="bold"/>
    </style:style>
    <style:style style:name="P26" style:family="paragraph" style:parent-style-name="Preformatted_20_Text">
      <style:paragraph-properties fo:margin-top="0in" fo:margin-bottom="0.2in" loext:contextual-spacing="true"/>
      <style:text-properties fo:color="#ce181e" fo:font-weight="bold" officeooo:rsid="0021c7a4" officeooo:paragraph-rsid="0021c7a4" style:font-weight-asian="bold" style:font-weight-complex="bold"/>
    </style:style>
    <style:style style:name="P27" style:family="paragraph" style:parent-style-name="Preformatted_20_Text">
      <style:text-properties fo:color="#ed1c24" fo:font-weight="bold" officeooo:rsid="00243c46" officeooo:paragraph-rsid="00243c46" style:font-weight-asian="bold" style:font-weight-complex="bold"/>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3">
      <style:paragraph-properties fo:margin-top="0in" fo:margin-bottom="0in" loext:contextual-spacing="false"/>
    </style:style>
    <style:style style:name="T1" style:family="text">
      <style:text-properties officeooo:rsid="001e2c22"/>
    </style:style>
    <style:style style:name="T2" style:family="text">
      <style:text-properties fo:font-size="14pt" style:font-size-asian="14pt" style:font-size-complex="14pt"/>
    </style:style>
    <style:style style:name="T3" style:family="text">
      <style:text-properties fo:color="#ce181e" fo:font-weight="bold" style:font-weight-asian="bold" style:font-weight-complex="bold"/>
    </style:style>
    <style:style style:name="T4" style:family="text">
      <style:text-properties fo:color="#ce181e" fo:font-weight="bold" officeooo:rsid="001e2c22" style:font-weight-asian="bold" style:font-weight-complex="bold"/>
    </style:style>
    <style:style style:name="T5" style:family="text">
      <style:text-properties fo:color="#ce181e" fo:font-weight="bold" officeooo:rsid="001f4549" style:font-weight-asian="bold" style:font-weight-complex="bold"/>
    </style:style>
    <style:style style:name="T6" style:family="text">
      <style:text-properties fo:color="#ce181e" fo:font-weight="bold" officeooo:rsid="00203239" style:font-weight-asian="bold" style:font-weight-complex="bold"/>
    </style:style>
    <style:style style:name="T7" style:family="text">
      <style:text-properties fo:color="#ce181e" fo:font-weight="bold" officeooo:rsid="002285bd" style:font-weight-asian="bold" style:font-weight-complex="bold"/>
    </style:style>
    <style:style style:name="T8" style:family="text">
      <style:text-properties fo:color="#ce181e" fo:font-weight="bold" officeooo:rsid="0023a457" style:font-weight-asian="bold" style:font-weight-complex="bold"/>
    </style:style>
    <style:style style:name="T9" style:family="text">
      <style:text-properties fo:color="#ce181e" fo:font-weight="bold" fo:background-color="#fff200" loext:char-shading-value="0"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01e2c22" style:font-weight-asian="bold" style:font-weight-complex="bold"/>
    </style:style>
    <style:style style:name="T12" style:family="text">
      <style:text-properties fo:background-color="#fff200" loext:char-shading-value="0"/>
    </style:style>
    <style:style style:name="T13" style:family="text">
      <style:text-properties officeooo:rsid="0023fbb3"/>
    </style:style>
    <style:style style:name="T14" style:family="text">
      <style:text-properties officeooo:rsid="00243c46"/>
    </style:style>
    <style:style style:name="T15" style:family="text">
      <style:text-properties fo:color="#ed1c24" fo:font-weight="bold" officeooo:rsid="00261101" style:font-weight-asian="bold" style:font-weight-complex="bold"/>
    </style:style>
    <style:style style:name="T16" style:family="text">
      <style:text-properties officeooo:rsid="002465c8"/>
    </style:style>
    <style:style style:name="T17" style:family="text">
      <style:text-properties officeooo:rsid="0028f276"/>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adoop: Setting up a Single Node Cluster.</text:h>
      <text:p text:style-name="P5"/>
      <text:p text:style-name="Standard"><text:a xlink:type="simple" xlink:href="https://hadoop.apache.org/docs/current/hadoop-project-dist/hadoop-common/SingleCluster.html" text:style-name="Internet_20_link" text:visited-style-name="Visited_20_Internet_20_Link"><text:span text:style-name="T2">https://hadoop.apache.org/docs/current/hadoop-project-dist/hadoop-common/SingleCluster.html</text:span></text:a></text:p>
      <text:p text:style-name="P5"/>
      <text:p text:style-name="P3">This documentation is MISLEADING !!!!!!!!!!!!!!!!!!!!!!!!!!!!!!</text:p>
      <text:p text:style-name="P3">Please see my comments in red !!!!!!!!!!!!!!!!!!!!!!!!!!!!!!!!!!!!!!!</text:p>
      <text:h text:style-name="P1" text:outline-level="2">Purpose</text:h>
      <text:p text:style-name="Text_20_body">This document describes how to set up and configure a single-node Hadoop installation so that you can quickly perform simple operations using Hadoop MapReduce and the Hadoop Distributed File System (HDFS).</text:p>
      <text:h text:style-name="Heading_20_2" text:outline-level="2"><text:bookmark text:name="Prerequisites"/>Prerequisites</text:h>
      <text:h text:style-name="Heading_20_3" text:outline-level="3"><text:bookmark text:name="Supported_Platforms"/>Supported Platforms</text:h>
      <text:list xml:id="list664529794" text:style-name="L1">
        <text:list-item>
          <text:p text:style-name="P28">GNU/Linux is supported as a development and production platform. Hadoop has been demonstrated on GNU/Linux clusters with 2000 nodes.</text:p>
        </text:list-item>
        <text:list-item>
          <text:p text:style-name="P28">Windows is also a supported platform but the followings steps are for Linux only. To set up Hadoop on Windows, see <text:a xlink:type="simple" xlink:href="http://wiki.apache.org/hadoop/Hadoop2OnWindows" text:style-name="Internet_20_link" text:visited-style-name="Visited_20_Internet_20_Link">wiki page</text:a>.</text:p>
        </text:list-item>
      </text:list>
      <text:h text:style-name="Heading_20_3" text:outline-level="3"><text:bookmark text:name="Required_Software"/>Required Software</text:h>
      <text:p text:style-name="Text_20_body">Required software for Linux include:</text:p>
      <text:list xml:id="list4280179972" text:style-name="L2">
        <text:list-item>
          <text:p text:style-name="P29">Java™ must be installed. Recommended Java versions are described at <text:a xlink:type="simple" xlink:href="http://wiki.apache.org/hadoop/HadoopJavaVersions" text:style-name="Internet_20_link" text:visited-style-name="Visited_20_Internet_20_Link">HadoopJavaVersions</text:a>.</text:p>
        </text:list-item>
        <text:list-item>
          <text:p text:style-name="P29">ssh must be installed and sshd must be running to use the Hadoop scripts that manage remote Hadoop daemons if the optional start and stop scripts are to be used. Additionally, it is recommmended that pdsh also be installed for better ssh resource management.</text:p>
        </text:list-item>
      </text:list>
      <text:h text:style-name="Heading_20_3" text:outline-level="3"><text:bookmark text:name="Installing_Software"/>Installing Software</text:h>
      <text:p text:style-name="Text_20_body">If your cluster doesn’t have the requisite software you will need to install it.</text:p>
      <text:p text:style-name="Text_20_body">For example on Ubuntu Linux:</text:p>
      <text:p text:style-name="Preformatted_20_Text"><text:s text:c="2"/>$ sudo apt-get install ssh</text:p>
      <text:p text:style-name="P2"><text:s text:c="2"/>$ sudo apt-get install pdsh</text:p>
      <text:h text:style-name="Heading_20_2" text:outline-level="2"><text:bookmark text:name="Download"/><text:soft-page-break/>Download</text:h>
      <text:p text:style-name="Text_20_body">To get a Hadoop distribution, download a recent stable release from one of the <text:a xlink:type="simple" xlink:href="http://www.apache.org/dyn/closer.cgi/hadoop/common/" text:style-name="Internet_20_link" text:visited-style-name="Visited_20_Internet_20_Link">Apache Download Mirrors</text:a>.</text:p>
      <text:h text:style-name="Heading_20_2" text:outline-level="2"><text:bookmark text:name="Prepare_to_Start_the_Hadoop_Cluster"/>Prepare to Start the Hadoop Cluster</text:h>
      <text:p text:style-name="Text_20_body">Unpack the downloaded Hadoop distribution. In the distribution, edit the file <text:span text:style-name="Teletype">etc/hadoop/</text:span><text:span text:style-name="Teletype"><text:span text:style-name="T12">hadoop-env.sh</text:span></text:span> to define some parameters as follows:</text:p>
      <text:p text:style-name="Preformatted_20_Text"><text:s text:c="2"/># set to the root of your Java installation</text:p>
      <text:p text:style-name="P2"><text:s text:c="2"/>export JAVA_HOME=/usr/java/latest <text:s/><text:span text:style-name="T4">&lt;== my JAVA_HOME=/home/opt/jdk1.8.0_221</text:span></text:p>
      <text:p text:style-name="P20"><text:span text:style-name="T1">A</text:span>t this point, </text:p>
      <text:p text:style-name="P21">1 - hadoop-2.8.5 is downloaded, tared and movd to hadoop directory </text:p>
      <text:p text:style-name="P24"><text:tab/>(mv hadoop-2.8. 5 hadoop)</text:p>
      <text:p text:style-name="P21"/>
      <text:p text:style-name="P20">2 – updated hadoop-env.sh file with new JAVA_HOME variable</text:p>
      <text:p text:style-name="P25"/>
      <text:p text:style-name="P22"><text:span text:style-name="T11">3 – </text:span><text:span text:style-name="T10">created ~/.bash_profile with the 3 statements below</text:span></text:p>
      <text:p text:style-name="P20"><text:tab/>export JAVA_HOME=/home/opt/jdk1.8.0_221</text:p>
      <text:p text:style-name="P20"><text:tab/>export PATH=$JAVA_HOME/bin:${PATH}</text:p>
      <text:p text:style-name="P20"><text:tab/>export HADOOP_CLASSPATH=$JAVA_HOME/lib/tools.jar</text:p>
      <text:p text:style-name="P23"><text:span text:style-name="T11"><text:tab/></text:span><text:span text:style-name="T7">(don’t forget to run “source ~/.bash_provile)</text:span></text:p>
      <text:p text:style-name="Text_20_body">Try the following command:</text:p>
      <text:p text:style-name="P2"><text:s text:c="2"/>$ bin/hadoop <text:s text:c="2"/><text:span text:style-name="T5">&lt;== my hadoop </text:span><text:span text:style-name="T7">(pwd)</text:span><text:span text:style-name="T5"> is /home/hadoop/hadoop, so I have to do all my <text:tab/><text:tab/><text:tab/><text:tab/>operation in this directory, enter “bin/hadoop”</text:span></text:p>
      <text:p text:style-name="Text_20_body">This will display the usage documentation for the hadoop script.</text:p>
      <text:p text:style-name="Text_20_body">Now you are ready to start your Hadoop cluster in one of the three supported modes:</text:p>
      <text:list xml:id="list322519695" text:style-name="L3">
        <text:list-item>
          <text:p text:style-name="P31"><text:a xlink:type="simple" xlink:href="https://hadoop.apache.org/docs/current/hadoop-project-dist/hadoop-common/SingleCluster.html#Standalone_Operation" text:style-name="Internet_20_link" text:visited-style-name="Visited_20_Internet_20_Link">Local (Standalone) Mode</text:a> </text:p>
        </text:list-item>
        <text:list-item>
          <text:p text:style-name="P31"><text:a xlink:type="simple" xlink:href="https://hadoop.apache.org/docs/current/hadoop-project-dist/hadoop-common/SingleCluster.html#Pseudo-Distributed_Operation" text:style-name="Internet_20_link" text:visited-style-name="Visited_20_Internet_20_Link">Pseudo-Distributed Mode</text:a> </text:p>
        </text:list-item>
        <text:list-item>
          <text:p text:style-name="P30"><text:a xlink:type="simple" xlink:href="https://hadoop.apache.org/docs/current/hadoop-project-dist/hadoop-common/SingleCluster.html#Fully-Distributed_Operation" text:style-name="Internet_20_link" text:visited-style-name="Visited_20_Internet_20_Link">Fully-Distributed Mode</text:a> </text:p>
        </text:list-item>
      </text:list>
      <text:h text:style-name="Heading_20_2" text:outline-level="2"><text:bookmark text:name="Standalone_Operation"/>Standalone Operation</text:h>
      <text:p text:style-name="Text_20_body">By default, Hadoop is configured to run in a non-distributed mode, as a single Java process. This is useful for debugging.</text:p>
      <text:p text:style-name="Text_20_body">The following example copies the unpacked conf directory to use as input and then finds and displays every match of the given regular expression. Output is written to the given output directory.</text:p>
      <text:p text:style-name="Preformatted_20_Text"><text:s text:c="2"/>$ mkdir input <text:s text:c="5"/><text:span text:style-name="T6">&lt;== this directory is created in /home/hadoop/hadoop/input</text:span></text:p>
      <text:p text:style-name="Preformatted_20_Text"><text:s text:c="2"/>$ cp etc/hadoop/*.xml input</text:p>
      <text:p text:style-name="Preformatted_20_Text"><text:s text:c="2"/>$ bin/hadoop jar share/hadoop/mapreduce/hadoop-mapreduce-examples-<text:span text:style-name="T12">3.2.1.jar</text:span> grep input output 'dfs[a-z.]+'</text:p>
      <text:p text:style-name="P2"><text:s text:c="2"/>$ cat output/*</text:p>
      <text:p text:style-name="P11"><text:bookmark text:name="Pseudo-Distributed_Operation"/><text:soft-page-break/><text:span text:style-name="T3">I followed these 4 steps above and replaced “3.2.1.jar” with “</text:span><text:span text:style-name="T9">2.8.5.jar</text:span><text:span text:style-name="T3">” but the output returns nothing (part-r-00000). <text:s/>Make sure that the output directory is removed before next run (rm -R output). <text:s/></text:span><text:span text:style-name="T7">I don’t know what this jar file does. <text:s/>So I found the source code a</text:span><text:span text:style-name="T8">t</text:span></text:p>
      <text:p text:style-name="P6"><text:a xlink:type="simple" xlink:href="https://hadoop.apache.org/docs/current/hadoop-mapreduce-client/hadoop-mapreduce-client-core/MapReduceTutorial.html" text:style-name="Internet_20_link" text:visited-style-name="Visited_20_Internet_20_Link">https://hadoop.apache.org/docs/current/hadoop-mapreduce-client/hadoop-mapreduce-client-core/MapReduceTutorial.html</text:a></text:p>
      <text:p text:style-name="P6"/>
      <text:p text:style-name="P4">I copy the source code <text:span text:style-name="T17">from the site above </text:span>and paste it into a <text:span text:style-name="T17">new</text:span> file “WordCount.java” (<text:span text:style-name="T13">use nano to create it, </text:span>please note the capital W and C). <text:s/>Next, I will compile it to a JAR file.</text:p>
      <text:p text:style-name="P4"/>
      <text:p text:style-name="P7">$ ls <text:s/><text:span text:style-name="T15">(list the directory before running the java compilation)</text:span></text:p>
      <text:p text:style-name="P7">bin <text:s/>etc <text:s/>include <text:s/>input <text:s/>lib <text:s/>libexec<text:tab/>LICENSE.txt <text:s/>NOTICE.txt <text:s/>README.txt <text:s/>sbin <text:s/>share <text:s/>WordCount.java</text:p>
      <text:p text:style-name="P4"/>
      <text:p text:style-name="P7">$ bin/hadoop com.sun.tools.javac.Main WordCount.java</text:p>
      <text:p text:style-name="P7">$ jar cf wc.jar WordCount*.class</text:p>
      <text:p text:style-name="P9">$ pwd</text:p>
      <text:p text:style-name="P9">/home/hadoop/hadoop</text:p>
      <text:p text:style-name="P10">$ ls</text:p>
      <text:p text:style-name="P10"><text:s/>bin <text:s text:c="2"/>include<text:tab/> lib<text:tab/> <text:s text:c="2"/>LICENSE.txt<text:tab/> README.txt <text:s text:c="2"/>share <text:s text:c="3"/>WordCount.class<text:tab/><text:tab/> <text:s text:c="7"/>WordCount.java</text:p>
      <text:p text:style-name="P10"><text:s/>etc <text:s text:c="2"/>input<text:tab/> libexec <text:s text:c="2"/>NOTICE.txt<text:tab/> sbin<text:tab/> <text:s text:c="5"/><text:span text:style-name="T12">wc.jar</text:span> <text:s/>'WordCount$IntSumReducer.class' <text:s/>'WordCount$TokenizerMapper.class'</text:p>
      <text:p text:style-name="P9"/>
      <text:p text:style-name="P7"/>
      <text:p text:style-name="P12">$ bin/hadoop fs -ls input</text:p>
      <text:p text:style-name="P12">Found 2 items</text:p>
      <text:p text:style-name="P12">-rw-rw-r-- <text:s text:c="2"/>1 hadoop hadoop <text:s text:c="8"/>22 2019-11-25 20:44 input/file01</text:p>
      <text:p text:style-name="P12">-rw-rw-r-- <text:s text:c="2"/>1 hadoop hadoop <text:s text:c="8"/>28 2019-11-25 20:44 input/file02</text:p>
      <text:p text:style-name="P13"/>
      <text:p text:style-name="P14">if you don’t have any files in the input folder, just create these two files</text:p>
      <text:p text:style-name="P14">$ nano file01</text:p>
      <text:p text:style-name="P14">Hello World Bye World (copy and paste these)</text:p>
      <text:p text:style-name="P14">$ nano file02</text:p>
      <text:p text:style-name="P14">Hello Hadoop Goodbye Hadoop (copy and paste these)</text:p>
      <text:p text:style-name="P14">$ pwd</text:p>
      <text:p text:style-name="P14">/home/hadoop/hadoop</text:p>
      <text:p text:style-name="P13"><text:span text:style-name="T14">$ </text:span>bin/hadoop jar wc.jar WordCount input output</text:p>
      <text:p text:style-name="P27">(make sure that output does not exist in pwd)</text:p>
      <text:p text:style-name="P18"><text:span text:style-name="T16">$ </text:span>bin/hadoop fs -cat /user/joe/wordcount/output/part-r-00000</text:p>
      <text:p text:style-name="P19">Bye<text:tab/>1</text:p>
      <text:p text:style-name="P19">Goodbye<text:tab/>1</text:p>
      <text:p text:style-name="P19">Hadoop<text:tab/>2</text:p>
      <text:p text:style-name="P19">Hello<text:tab/>2</text:p>
      <text:p text:style-name="P19">World<text:tab/>2</text:p>
      <text:p text:style-name="P17"/>
      <text:p text:style-name="P15">WOW!!!!!!! I got the word count finally!!!!!!!!!!!!!!!!!!!!!!!</text:p>
      <text:p text:style-name="P16">This is to confirm that Map Reduce is working for single node!!!</text:p>
      <text:p text:style-name="P16">HDFS file directories are not created ye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21:58:45.857142854</meta:creation-date>
    <meta:editing-duration>PT1M40S</meta:editing-duration>
    <meta:editing-cycles>3</meta:editing-cycles>
    <meta:generator>LibreOffice/6.0.7.3$Linux_X86_64 LibreOffice_project/00m0$Build-3</meta:generator>
    <dc:date>2019-11-25T23:24:32.491173980</dc:date>
    <meta:document-statistic meta:table-count="0" meta:image-count="0" meta:object-count="0" meta:page-count="3" meta:paragraph-count="82" meta:word-count="695" meta:character-count="4919" meta:non-whitespace-character-count="4199"/>
  </office:meta>
</office:document-meta>
</file>